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 style:list-style-name="L9"/>
    <style:style style:name="P10" style:family="paragraph" style:parent-style-name="Text_20_body" style:list-style-name="L10"/>
    <style:style style:name="P11" style:family="paragraph" style:parent-style-name="Text_20_body" style:list-style-name="L11"/>
    <style:style style:name="P12" style:family="paragraph" style:parent-style-name="Text_20_body" style:list-style-name="L12"/>
    <style:style style:name="P13" style:family="paragraph" style:parent-style-name="Text_20_body" style:list-style-name="L13"/>
    <style:style style:name="P14" style:family="paragraph" style:parent-style-name="Text_20_body" style:list-style-name="L14"/>
    <style:style style:name="P15" style:family="paragraph" style:parent-style-name="Text_20_body" style:list-style-name="L15"/>
    <style:style style:name="P16" style:family="paragraph" style:parent-style-name="Text_20_body" style:list-style-name="L16"/>
    <style:style style:name="P17" style:family="paragraph" style:parent-style-name="Text_20_body" style:list-style-name="L17"/>
    <style:style style:name="P18" style:family="paragraph" style:parent-style-name="Text_20_body" style:list-style-name="L18"/>
    <style:style style:name="P19" style:family="paragraph" style:parent-style-name="Text_20_body" style:list-style-name="L19"/>
    <style:style style:name="P20" style:family="paragraph" style:parent-style-name="Text_20_body" style:list-style-name="L20"/>
    <style:style style:name="P21" style:family="paragraph" style:parent-style-name="Text_20_body" style:list-style-name="L21"/>
    <style:style style:name="P22" style:family="paragraph" style:parent-style-name="Text_20_body" style:list-style-name="L22"/>
    <style:style style:name="P23" style:family="paragraph" style:parent-style-name="Text_20_body" style:list-style-name="L23"/>
    <style:style style:name="P24" style:family="paragraph" style:parent-style-name="Text_20_body" style:list-style-name="L24"/>
    <style:style style:name="P25" style:family="paragraph" style:parent-style-name="Text_20_body" style:list-style-name="L25"/>
    <style:style style:name="P26" style:family="paragraph" style:parent-style-name="Text_20_body" style:list-style-name="L26"/>
    <style:style style:name="P27" style:family="paragraph" style:parent-style-name="Text_20_body" style:list-style-name="L27"/>
    <style:style style:name="P28" style:family="paragraph" style:parent-style-name="Text_20_body" style:list-style-name="L28"/>
    <style:style style:name="P29" style:family="paragraph" style:parent-style-name="Text_20_body" style:list-style-name="L29"/>
    <style:style style:name="P30" style:family="paragraph" style:parent-style-name="Text_20_body" style:list-style-name="L30"/>
    <style:style style:name="P31" style:family="paragraph" style:parent-style-name="Text_20_body" style:list-style-name="L31"/>
    <style:style style:name="P32" style:family="paragraph" style:parent-style-name="Text_20_body" style:list-style-name="L32"/>
    <style:style style:name="P33" style:family="paragraph" style:parent-style-name="Text_20_body" style:list-style-name="L33"/>
    <style:style style:name="P34" style:family="paragraph" style:parent-style-name="Preformatted_20_Text">
      <style:paragraph-properties fo:margin-left="0cm" fo:margin-right="0cm" fo:text-indent="0cm" style:auto-text-indent="false" style:writing-mode="lr-tb"/>
    </style:style>
    <style:style style:name="P35" style:family="paragraph" style:parent-style-name="Preformatted_20_Text">
      <style:paragraph-properties style:writing-mode="lr-tb"/>
    </style:style>
    <style:style style:name="P36" style:family="paragraph" style:parent-style-name="Preformatted_20_Text">
      <style:paragraph-properties fo:margin-top="0cm" fo:margin-bottom="0.499cm" style:contextual-spacing="false" style:writing-mode="lr-tb"/>
    </style:style>
    <style:style style:name="P37" style:family="paragraph" style:parent-style-name="Text_20_body" style:list-style-name="L34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 text:start-value="6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Samajh gaya.<text:line-break/>Tum <text:span text:style-name="Strong_20_Emphasis">multipage website + MERN app</text:span> banana chahte ho <text:span text:style-name="Strong_20_Emphasis">is tarah se ki</text:span>:</text:p>
      <text:list text:style-name="L1">
        <text:list-item>
          <text:p text:style-name="P1">Website ke <text:span text:style-name="Strong_20_Emphasis">multiple pages</text:span> hon (Home, Services, Learning, Projects, etc.)</text:p>
        </text:list-item>
        <text:list-item>
          <text:p text:style-name="P1"><text:span text:style-name="Strong_20_Emphasis">User sirf selected pages dekhe</text:span></text:p>
        </text:list-item>
        <text:list-item>
          <text:p text:style-name="P1"><text:span text:style-name="Strong_20_Emphasis">Jo page / feature use hone wala hai, usko pehle padhna + practice karna compulsory ho</text:span></text:p>
        </text:list-item>
        <text:list-item>
          <text:p text:style-name="P1">Learning → then Working (no blind coding)</text:p>
        </text:list-item>
      </text:list>
      <text:p text:style-name="Text_20_body">Neeche main <text:span text:style-name="Strong_20_Emphasis">updated, realistic plan</text:span> de raha hoon jo <text:span text:style-name="Strong_20_Emphasis">2 log × 1 hr/day × 42 days</text:span> ke hisaab se perfectly fit hota hai.</text:p>
      <text:p text:style-name="Horizontal_20_Line"/>
      <text:h text:style-name="Heading_20_1" text:outline-level="1">Core Rule (Sabse Important)</text:h>
      <text:p text:style-name="Quotations"><text:span text:style-name="Strong_20_Emphasis">“Jo cheez website/app me use hogi, wo pehle Learning Page me padhi + practice hogi.”</text:span></text:p>
      <text:p text:style-name="Horizontal_20_Line"/>
      <text:h text:style-name="Heading_20_1" text:outline-level="1">Website Structure (Multipage – Clear)</text:h>
      <text:h text:style-name="Heading_20_3" text:outline-level="3">Public Pages (Client dekhega)</text:h>
      <text:list text:style-name="L2">
        <text:list-item>
          <text:p text:style-name="P2">Home</text:p>
        </text:list-item>
        <text:list-item>
          <text:p text:style-name="P2">Services</text:p>
        </text:list-item>
        <text:list-item>
          <text:p text:style-name="P2">Process</text:p>
        </text:list-item>
        <text:list-item>
          <text:p text:style-name="P2">Portfolio</text:p>
        </text:list-item>
        <text:list-item>
          <text:p text:style-name="P2">Contact</text:p>
        </text:list-item>
      </text:list>
      <text:h text:style-name="Heading_20_3" text:outline-level="3">Internal Pages (Learning + Team)</text:h>
      <text:list text:style-name="L3">
        <text:list-item>
          <text:p text:style-name="P3">Learning Hub</text:p>
        </text:list-item>
        <text:list-item>
          <text:p text:style-name="P3">Practice Lab</text:p>
        </text:list-item>
        <text:list-item>
          <text:p text:style-name="P3">Projects</text:p>
        </text:list-item>
        <text:list-item>
          <text:p text:style-name="P3">Admin / Dashboard</text:p>
        </text:list-item>
      </text:list>
      <text:p text:style-name="Horizontal_20_Line"/>
      <text:h text:style-name="Heading_20_1" text:outline-level="1"><text:soft-page-break/>Updated 42-Day Plan (Learning → Page → Feature)</text:h>
      <text:h text:style-name="Heading_20_2" text:outline-level="2">PHASE 1: Base Website + Learning Setup (Day 1–7)</text:h>
      <text:p text:style-name="Text_20_body"><text:span text:style-name="Strong_20_Emphasis">Goal:</text:span> Multipage React website + Learning habit</text:p>
      <text:h text:style-name="Heading_20_3" text:outline-level="3">Day 1</text:h>
      <text:list text:style-name="L4">
        <text:list-item>
          <text:p text:style-name="P4">A: MERN overview + architecture notes</text:p>
        </text:list-item>
        <text:list-item>
          <text:p text:style-name="P4">B: Multipage React routing (React Router)</text:p>
        </text:list-item>
        <text:list-item>
          <text:p text:style-name="P4">Output: <text:span text:style-name="Source_20_Text">/home</text:span>, <text:span text:style-name="Source_20_Text">/services</text:span>, <text:span text:style-name="Source_20_Text">/contact</text:span></text:p>
        </text:list-item>
      </text:list>
      <text:h text:style-name="Heading_20_3" text:outline-level="3">Day 2</text:h>
      <text:list text:style-name="L5">
        <text:list-item>
          <text:p text:style-name="P5">A: Node + Express basics (notes)</text:p>
        </text:list-item>
        <text:list-item>
          <text:p text:style-name="P5">B: Website Navbar + Footer</text:p>
        </text:list-item>
        <text:list-item>
          <text:p text:style-name="P5">Output: Proper multipage navigation</text:p>
        </text:list-item>
      </text:list>
      <text:h text:style-name="Heading_20_3" text:outline-level="3">Day 3</text:h>
      <text:list text:style-name="L6">
        <text:list-item>
          <text:p text:style-name="P6">A: REST API theory</text:p>
        </text:list-item>
        <text:list-item>
          <text:p text:style-name="P6">B: Services Page UI</text:p>
        </text:list-item>
        <text:list-item>
          <text:p text:style-name="P6">Output: Services page live</text:p>
        </text:list-item>
      </text:list>
      <text:h text:style-name="Heading_20_3" text:outline-level="3">Day 4</text:h>
      <text:list text:style-name="L7">
        <text:list-item>
          <text:p text:style-name="P7">A: MongoDB theory</text:p>
        </text:list-item>
        <text:list-item>
          <text:p text:style-name="P7">B: Learning Hub page layout</text:p>
        </text:list-item>
        <text:list-item>
          <text:p text:style-name="P7">Output: <text:span text:style-name="Source_20_Text">/learning</text:span> page ready</text:p>
        </text:list-item>
      </text:list>
      <text:h text:style-name="Heading_20_3" text:outline-level="3">Day 5</text:h>
      <text:list text:style-name="L8">
        <text:list-item>
          <text:p text:style-name="P8">A: Git workflow learning</text:p>
        </text:list-item>
        <text:list-item>
          <text:p text:style-name="P8">B: Practice Lab page</text:p>
        </text:list-item>
        <text:list-item>
          <text:p text:style-name="P8">Output: <text:span text:style-name="Source_20_Text">/practice</text:span> page</text:p>
        </text:list-item>
      </text:list>
      <text:h text:style-name="Heading_20_3" text:outline-level="3">Day 6</text:h>
      <text:list text:style-name="L9">
        <text:list-item>
          <text:p text:style-name="P9">A: Folder structure learning</text:p>
        </text:list-item>
        <text:list-item>
          <text:p text:style-name="P9">B: Website responsive fix</text:p>
        </text:list-item>
        <text:list-item>
          <text:p text:style-name="P9">Output: Clean structure</text:p>
        </text:list-item>
      </text:list>
      <text:h text:style-name="Heading_20_3" text:outline-level="3"><text:soft-page-break/>Day 7</text:h>
      <text:list text:style-name="L10">
        <text:list-item>
          <text:p text:style-name="P10">Review + refactor</text:p>
        </text:list-item>
        <text:list-item>
          <text:p text:style-name="P10">Rule finalize: <text:span text:style-name="Strong_20_Emphasis">No feature without learning</text:span></text:p>
        </text:list-item>
      </text:list>
      <text:p text:style-name="Horizontal_20_Line"/>
      <text:h text:style-name="Heading_20_2" text:outline-level="2">PHASE 2: Learning Auth → Then Using Auth (Day 8–14)</text:h>
      <text:p text:style-name="Text_20_body"><text:span text:style-name="Strong_20_Emphasis">Goal:</text:span> Login system but AFTER learning</text:p>
      <text:h text:style-name="Heading_20_3" text:outline-level="3">Day 8</text:h>
      <text:list text:style-name="L11">
        <text:list-item>
          <text:p text:style-name="P11">Learning: Auth flow (JWT, bcrypt)</text:p>
        </text:list-item>
        <text:list-item>
          <text:p text:style-name="P11">No coding yet</text:p>
        </text:list-item>
      </text:list>
      <text:h text:style-name="Heading_20_3" text:outline-level="3">Day 9</text:h>
      <text:list text:style-name="L12">
        <text:list-item>
          <text:p text:style-name="P12">A: User schema</text:p>
        </text:list-item>
        <text:list-item>
          <text:p text:style-name="P12">B: Auth UI design (Login page)</text:p>
        </text:list-item>
      </text:list>
      <text:h text:style-name="Heading_20_3" text:outline-level="3">Day 10</text:h>
      <text:list text:style-name="L13">
        <text:list-item>
          <text:p text:style-name="P13">A: Register API</text:p>
        </text:list-item>
        <text:list-item>
          <text:p text:style-name="P13">B: Register form</text:p>
        </text:list-item>
      </text:list>
      <text:h text:style-name="Heading_20_3" text:outline-level="3">Day 11</text:h>
      <text:list text:style-name="L14">
        <text:list-item>
          <text:p text:style-name="P14">A: Login API</text:p>
        </text:list-item>
        <text:list-item>
          <text:p text:style-name="P14">B: Login integration</text:p>
        </text:list-item>
      </text:list>
      <text:h text:style-name="Heading_20_3" text:outline-level="3">Day 12</text:h>
      <text:list text:style-name="L15">
        <text:list-item>
          <text:p text:style-name="P15">A: Auth middleware</text:p>
        </text:list-item>
        <text:list-item>
          <text:p text:style-name="P15">B: Protected route logic</text:p>
        </text:list-item>
      </text:list>
      <text:h text:style-name="Heading_20_3" text:outline-level="3">Day 13</text:h>
      <text:list text:style-name="L16">
        <text:list-item>
          <text:p text:style-name="P16">A: Role-based access (theory + code)</text:p>
        </text:list-item>
        <text:list-item>
          <text:p text:style-name="P16">B: Admin-only UI</text:p>
        </text:list-item>
      </text:list>
      <text:h text:style-name="Heading_20_3" text:outline-level="3">Day 14</text:h>
      <text:list text:style-name="L17">
        <text:list-item>
          <text:p text:style-name="P17">Testing + notes in Learning Hub</text:p>
        </text:list-item>
      </text:list>
      <text:p text:style-name="Horizontal_20_Line"/>
      <text:h text:style-name="Heading_20_2" text:outline-level="2">PHASE 3: Learning CRUD → Then Project Page (Day 15–21)</text:h>
      <text:p text:style-name="Text_20_body"><text:span text:style-name="Strong_20_Emphasis">Goal:</text:span> Projects page driven by real data</text:p>
      <text:h text:style-name="Heading_20_3" text:outline-level="3"><text:soft-page-break/>Day 15</text:h>
      <text:list text:style-name="L18">
        <text:list-item>
          <text:p text:style-name="P18">Learning: CRUD lifecycle</text:p>
        </text:list-item>
      </text:list>
      <text:h text:style-name="Heading_20_3" text:outline-level="3">Day 16</text:h>
      <text:list text:style-name="L19">
        <text:list-item>
          <text:p text:style-name="P19">A: Project schema</text:p>
        </text:list-item>
        <text:list-item>
          <text:p text:style-name="P19">B: Projects page UI</text:p>
        </text:list-item>
      </text:list>
      <text:h text:style-name="Heading_20_3" text:outline-level="3">Day 17</text:h>
      <text:list text:style-name="L20">
        <text:list-item>
          <text:p text:style-name="P20">A: Create Project API</text:p>
        </text:list-item>
        <text:list-item>
          <text:p text:style-name="P20">B: Add Project form</text:p>
        </text:list-item>
      </text:list>
      <text:h text:style-name="Heading_20_3" text:outline-level="3">Day 18</text:h>
      <text:list text:style-name="L21">
        <text:list-item>
          <text:p text:style-name="P21">A: Update API</text:p>
        </text:list-item>
        <text:list-item>
          <text:p text:style-name="P21">B: Edit UI</text:p>
        </text:list-item>
      </text:list>
      <text:h text:style-name="Heading_20_3" text:outline-level="3">Day 19</text:h>
      <text:list text:style-name="L22">
        <text:list-item>
          <text:p text:style-name="P22">A: Delete API</text:p>
        </text:list-item>
        <text:list-item>
          <text:p text:style-name="P22">B: Delete confirmation</text:p>
        </text:list-item>
      </text:list>
      <text:h text:style-name="Heading_20_3" text:outline-level="3">Day 20</text:h>
      <text:list text:style-name="L23">
        <text:list-item>
          <text:p text:style-name="P23">A: Pagination &amp; search (learning + code)</text:p>
        </text:list-item>
        <text:list-item>
          <text:p text:style-name="P23">B: UI improvements</text:p>
        </text:list-item>
      </text:list>
      <text:h text:style-name="Heading_20_3" text:outline-level="3">Day 21</text:h>
      <text:list text:style-name="L24">
        <text:list-item>
          <text:p text:style-name="P24">Deploy first working version</text:p>
        </text:list-item>
      </text:list>
      <text:p text:style-name="Horizontal_20_Line"/>
      <text:h text:style-name="Heading_20_2" text:outline-level="2">PHASE 4: Internal Dashboard (Day 22–28)</text:h>
      <text:p text:style-name="Text_20_body"><text:span text:style-name="Strong_20_Emphasis">Goal:</text:span> Team-only page</text:p>
      <text:h text:style-name="Heading_20_3" text:outline-level="3">Pages Used:</text:h>
      <text:list text:style-name="L25">
        <text:list-item>
          <text:p text:style-name="P25"><text:span text:style-name="Source_20_Text">/dashboard</text:span></text:p>
        </text:list-item>
        <text:list-item>
          <text:p text:style-name="P25"><text:span text:style-name="Source_20_Text">/clients</text:span></text:p>
        </text:list-item>
        <text:list-item>
          <text:p text:style-name="P25"><text:span text:style-name="Source_20_Text">/tasks</text:span></text:p>
        </text:list-item>
      </text:list>
      <text:h text:style-name="Heading_20_3" text:outline-level="3">Flow:</text:h>
      <text:list text:style-name="L26">
        <text:list-item>
          <text:p text:style-name="P26">Day 22–23: Learning dashboard patterns</text:p>
        </text:list-item>
        <text:list-item>
          <text:p text:style-name="P26">Day 24–26: Client + Task modules</text:p>
        </text:list-item>
        <text:list-item>
          <text:p text:style-name="P26"><text:soft-page-break/>Day 27: Security</text:p>
        </text:list-item>
        <text:list-item>
          <text:p text:style-name="P26">Day 28: Deploy internal tool</text:p>
        </text:list-item>
      </text:list>
      <text:p text:style-name="Horizontal_20_Line"/>
      <text:h text:style-name="Heading_20_2" text:outline-level="2">PHASE 5: Learning Deployment → Using Deployment (Day 29–35)</text:h>
      <text:h text:style-name="Heading_20_3" text:outline-level="3">Day 29</text:h>
      <text:list text:style-name="L27">
        <text:list-item>
          <text:p text:style-name="P27">Learning: Deployment concepts</text:p>
        </text:list-item>
      </text:list>
      <text:h text:style-name="Heading_20_3" text:outline-level="3">Day 30–31</text:h>
      <text:list text:style-name="L28">
        <text:list-item>
          <text:p text:style-name="P28">Frontend deploy</text:p>
        </text:list-item>
        <text:list-item>
          <text:p text:style-name="P28">Backend deploy</text:p>
        </text:list-item>
      </text:list>
      <text:h text:style-name="Heading_20_3" text:outline-level="3">Day 32</text:h>
      <text:list text:style-name="L29">
        <text:list-item>
          <text:p text:style-name="P29">Environment variables</text:p>
        </text:list-item>
      </text:list>
      <text:h text:style-name="Heading_20_3" text:outline-level="3">Day 33</text:h>
      <text:list text:style-name="L30">
        <text:list-item>
          <text:p text:style-name="P30">Domain + SSL learning</text:p>
        </text:list-item>
      </text:list>
      <text:h text:style-name="Heading_20_3" text:outline-level="3">Day 34–35</text:h>
      <text:list text:style-name="L31">
        <text:list-item>
          <text:p text:style-name="P31">Final production deploy</text:p>
        </text:list-item>
      </text:list>
      <text:p text:style-name="Horizontal_20_Line"/>
      <text:h text:style-name="Heading_20_2" text:outline-level="2">PHASE 6: Client-Ready Pages (Day 36–42)</text:h>
      <text:p text:style-name="Text_20_body"><text:span text:style-name="Strong_20_Emphasis">Goal:</text:span> Client jo dekhe wo professional ho</text:p>
      <text:h text:style-name="Heading_20_3" text:outline-level="3">Pages Polish:</text:h>
      <text:list text:style-name="L32">
        <text:list-item>
          <text:p text:style-name="P32">Home</text:p>
        </text:list-item>
        <text:list-item>
          <text:p text:style-name="P32">Services</text:p>
        </text:list-item>
        <text:list-item>
          <text:p text:style-name="P32">Portfolio</text:p>
        </text:list-item>
        <text:list-item>
          <text:p text:style-name="P32">Contact</text:p>
        </text:list-item>
      </text:list>
      <text:h text:style-name="Heading_20_3" text:outline-level="3">Activities:</text:h>
      <text:list text:style-name="L33">
        <text:list-item>
          <text:p text:style-name="P33">Case studies</text:p>
        </text:list-item>
        <text:list-item>
          <text:p text:style-name="P33">Performance</text:p>
        </text:list-item>
        <text:list-item>
          <text:p text:style-name="P33">SEO basics</text:p>
        </text:list-item>
        <text:list-item>
          <text:p text:style-name="P33">Final review</text:p>
        </text:list-item>
      </text:list>
      <text:p text:style-name="Horizontal_20_Line"><text:soft-page-break/></text:p>
      <text:h text:style-name="Heading_20_1" text:outline-level="1">Simple Flow Diagram</text:h>
      <text:p text:style-name="P34"><text:span text:style-name="Source_20_Text">Learning Page</text:span></text:p>
      <text:p text:style-name="P35"><text:span text:style-name="Source_20_Text"><text:s text:c="5"/>↓</text:span></text:p>
      <text:p text:style-name="P35"><text:span text:style-name="Source_20_Text">Practice Lab</text:span></text:p>
      <text:p text:style-name="P35"><text:span text:style-name="Source_20_Text"><text:s text:c="5"/>↓</text:span></text:p>
      <text:p text:style-name="P35"><text:span text:style-name="Source_20_Text">Internal Use</text:span></text:p>
      <text:p text:style-name="P35"><text:span text:style-name="Source_20_Text"><text:s text:c="5"/>↓</text:span></text:p>
      <text:p text:style-name="P36"><text:span text:style-name="Source_20_Text">Public Page</text:span></text:p>
      <text:p text:style-name="Horizontal_20_Line"/>
      <text:h text:style-name="Heading_20_1" text:outline-level="1">Final Result</text:h>
      <text:p text:style-name="Text_20_body">By Day 42:</text:p>
      <text:list text:style-name="L34">
        <text:list-item>
          <text:p text:style-name="P37">Proper multipage website</text:p>
        </text:list-item>
        <text:list-item>
          <text:p text:style-name="P37">Learning system inside website</text:p>
        </text:list-item>
        <text:list-item>
          <text:p text:style-name="P37">Internal dashboard</text:p>
        </text:list-item>
        <text:list-item>
          <text:p text:style-name="P37">No feature blindly used</text:p>
        </text:list-item>
        <text:list-item>
          <text:p text:style-name="P37">Startup + skill both grow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18T17:49:23.095420800</meta:creation-date>
    <dc:date>2026-01-18T17:50:13.711435000</dc:date>
    <meta:editing-duration>PT51S</meta:editing-duration>
    <meta:editing-cycles>1</meta:editing-cycles>
    <meta:document-statistic meta:table-count="0" meta:image-count="0" meta:object-count="0" meta:page-count="6" meta:paragraph-count="143" meta:word-count="629" meta:character-count="3143" meta:non-whitespace-character-count="2735"/>
    <meta:generator>LibreOffice/25.8.3.2$Windows_X86_64 LibreOffice_project/8ca8d55c161d602844f5428fa4b58097424e324e</meta:generator>
  </office:meta>
</office:document-meta>
</file>